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701f" officeooo:paragraph-rsid="000f70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Inserting a new key in a B+Tree, we need to do the following:</text:p>
      <text:p text:style-name="P1"><text:tab/>1. Find the leaf-Node where the Key needs to be inserted</text:p>
      <text:p text:style-name="P1"><text:tab/>2. Check if the node is full:</text:p>
      <text:p text:style-name="P1"><text:tab/><text:tab/>i. <text:s/>If the leaf -Node is not full, insert the subnode in the Node</text:p>
      <text:p text:style-name="P1"><text:tab/><text:tab/>ii. If the leaf-Node is full, Split the node and send the median value to its parent node</text:p>
      <text:p text:style-name="P1"><text:tab/><text:tab/><text:tab/>a. If the Parent node is not full, insert the median key 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8:50:29.459671209</meta:creation-date>
    <meta:editing-duration>P5DT2H35M56S</meta:editing-duration>
    <meta:editing-cycles>3</meta:editing-cycles>
    <meta:generator>LibreOffice/6.0.3.2$Linux_X86_64 LibreOffice_project/00m0$Build-2</meta:generator>
    <dc:date>2019-04-09T18:00:00.377184466</dc:date>
    <meta:document-statistic meta:table-count="0" meta:image-count="0" meta:object-count="0" meta:page-count="1" meta:paragraph-count="6" meta:word-count="77" meta:character-count="373" meta:non-whitespace-character-count="291"/>
  </office:meta>
</office:document-meta>
</file>